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173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1.3063in"/>
    </style:style>
    <style:style style:name="co9" style:family="table-column">
      <style:table-column-properties fo:break-before="auto" style:column-width="1.2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Clockcyclces pro Sekunde</text:p>
          </table:table-cell>
          <table:table-cell office:value-type="string" calcext:value-type="string">
            <text:p>Clockcycles pro Cycle</text:p>
          </table:table-cell>
          <table:table-cell table:number-columns-repeated="2"/>
          <table:table-cell office:value-type="string" calcext:value-type="string">
            <text:p>Bytes pro Zeile</text:p>
          </table:table-cell>
          <table:table-cell office:value-type="string" calcext:value-type="string">
            <text:p>Cyclen pro Byte</text:p>
          </table:table-cell>
          <table:table-cell office:value-type="string" calcext:value-type="string">
            <text:p>Segmente</text:p>
          </table:table-cell>
          <table:table-cell office:value-type="string" calcext:value-type="string">
            <text:p>Module pro Segment</text:p>
          </table:table-cell>
          <table:table-cell office:value-type="string" calcext:value-type="string">
            <text:p>Cyclen pro Refresh</text:p>
          </table:table-cell>
          <table:table-cell office:value-type="string" calcext:value-type="string">
            <text:p>Takte pro Refresh</text:p>
          </table:table-cell>
          <table:table-cell table:number-columns-repeated="1014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office:value-type="float" office:value="12" calcext:value-type="float">
            <text:p>12</text:p>
          </table:table-cell>
          <table:table-cell table:formula="of:=[.A2]/[.B2]" office:value-type="float" office:value="1666666.66666667" calcext:value-type="float">
            <text:p>1.666.666,66666667</text:p>
          </table:table-cell>
          <table:table-cell/>
          <table:table-cell table:formula="of:=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E2]*[.F2]*[.G2]*[.H2]" office:value-type="float" office:value="432" calcext:value-type="float">
            <text:p>432</text:p>
          </table:table-cell>
          <table:table-cell table:formula="of:=[.I2]*[.B2]" office:value-type="float" office:value="5184" calcext:value-type="float">
            <text:p>5.184</text:p>
          </table:table-cell>
          <table:table-cell/>
          <table:table-cell table:formula="of:=[.$B$10]/[.$J$2]" office:value-type="float" office:value="0.803755144032922" calcext:value-type="float">
            <text:p>0,8037551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Zeit zwischen Refreshes</text:p>
          </table:table-cell>
          <table:table-cell table:number-columns-repeated="1023"/>
        </table:table-row>
        <table:table-row table:style-name="ro1">
          <table:table-cell office:value-type="float" office:value="0.0025" calcext:value-type="float">
            <text:p>0,00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te pro Refresh</text:p>
          </table:table-cell>
          <table:table-cell table:number-columns-repeated="3"/>
          <table:table-cell table:formula="of:=[.J2]/[.C2]" office:value-type="float" office:value="0.0031104" calcext:value-type="float">
            <text:p>0,0031104</text:p>
          </table:table-cell>
          <table:table-cell table:number-columns-repeated="1019"/>
        </table:table-row>
        <table:table-row table:style-name="ro1">
          <table:table-cell table:formula="of:=[.A2]*[.A7]" office:value-type="float" office:value="50000" calcext:value-type="float">
            <text:p>50.000</text:p>
          </table:table-cell>
          <table:table-cell table:formula="of:=[.A10]/[.B2]" office:value-type="float" office:value="4166.66666666667" calcext:value-type="float">
            <text:p>4.166,66666667</text:p>
          </table:table-cell>
          <table:table-cell table:number-columns-repeated="2"/>
          <table:table-cell table:formula="of:=1/[.E9]" office:value-type="float" office:value="321.502057613169" calcext:value-type="float">
            <text:p>321,5020576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1/[.A7]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formula="of:=[.A13]/8" office:value-type="float" office:value="50" calcext:value-type="float">
            <text:p>5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formula="of:=[.$B$10]/[.$J$2]" office:value-type="float" office:value="0.803755144032922" calcext:value-type="float">
            <text:p>0,80375514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8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3:08:47.677536081</meta:creation-date>
    <dc:date>2022-12-01T20:48:29.573194307</dc:date>
    <meta:editing-duration>PT1H9M31S</meta:editing-duration>
    <meta:editing-cycles>5</meta:editing-cycles>
    <meta:generator>LibreOffice/7.3.7.2$Linux_X86_64 LibreOffice_project/30$Build-2</meta:generator>
    <meta:document-statistic meta:table-count="1" meta:cell-count="28" meta:object-count="0"/>
  </office:meta>
</office:document-meta>
</file>